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94bf" officeooo:paragraph-rsid="001594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 love working with Git. Its a simple, fast, and superb version control syste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an </meta:initial-creator>
    <meta:creation-date>2014-10-11T15:52:06.363387537</meta:creation-date>
    <meta:generator>LibreOffice/4.3.2.2.0$Linux_X86_64 LibreOffice_project/430m0$Build-2</meta:generator>
    <dc:date>2014-10-11T15:57:14.290328965</dc:date>
    <dc:creator>dean </dc:creator>
    <meta:editing-duration>PT2M3S</meta:editing-duration>
    <meta:editing-cycles>1</meta:editing-cycles>
    <meta:document-statistic meta:table-count="0" meta:image-count="0" meta:object-count="0" meta:page-count="1" meta:paragraph-count="1" meta:word-count="14" meta:character-count="78" meta:non-whitespace-character-count="65"/>
  </office:meta>
</office:document-meta>
</file>